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5a17" officeooo:paragraph-rsid="001a7589"/>
    </style:style>
    <style:style style:name="P2" style:family="paragraph" style:parent-style-name="Standard">
      <style:text-properties officeooo:rsid="00185a17" officeooo:paragraph-rsid="00185a17"/>
    </style:style>
    <style:style style:name="P3" style:family="paragraph" style:parent-style-name="Standard">
      <style:text-properties officeooo:paragraph-rsid="00185a17"/>
    </style:style>
    <style:style style:name="P4" style:family="paragraph" style:parent-style-name="Standard">
      <style:paragraph-properties fo:break-before="page"/>
      <style:text-properties officeooo:rsid="00185a17" officeooo:paragraph-rsid="00185a17"/>
    </style:style>
    <style:style style:name="P5" style:family="paragraph" style:parent-style-name="Standard">
      <style:paragraph-properties fo:break-before="page"/>
      <style:text-properties officeooo:rsid="00185a17" officeooo:paragraph-rsid="001a7589"/>
    </style:style>
    <style:style style:name="P6" style:family="paragraph" style:parent-style-name="Standard">
      <style:text-properties officeooo:paragraph-rsid="00185a17"/>
    </style:style>
    <style:style style:name="P7" style:family="paragraph" style:parent-style-name="Standard">
      <style:text-properties officeooo:paragraph-rsid="001c2f62"/>
    </style:style>
    <style:style style:name="T1" style:family="text">
      <style:text-properties officeooo:rsid="001a7589"/>
    </style:style>
    <style:style style:name="T2" style:family="text">
      <style:text-properties officeooo:rsid="00185a17"/>
    </style:style>
    <style:style style:name="T3" style:family="text">
      <style:text-properties officeooo:rsid="001c2f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Descrição Geral<text:line-break/>Sendo uma vila de cultura extremamente conservadora, aqui até hoje a liderança vem do mais forte, seja fisicamente ou intelectualmente, isso que os protegeu do mundo cruel no passado e protegerá no futuro. É uma vila de casas de pedra bastante simples mas bem cuidadas por mortos vivos que caminham pela região, deixando um cheiro misto entre flores estranhas que nascem na região, carnes assadas e corpos pútridos com seu pós-vida violado.<text:line-break/><text:line-break/># <text:span text:style-name="T3">Riscos</text:span><text:line-break/>- Forasteiro são perigo Os moradores t<text:span text:style-name="T3">ê</text:span>m tendência a aprisionar forasteiros, e só existem <text:span text:style-name="T3">três</text:span> opções: Sacrifício, Morte ou se tornar um morador.</text:p>
      <text:p text:style-name="P3"/>
      <text:p text:style-name="P3">- Vizinhos Plantanosos A vila é cercada por um escuro, lamacento e fedorento pântano, que é morada de “homens plantas”. Seres que são um conjunto de plantas que caminham e devoram seres que verem pelo caminho.</text:p>
      <text:p text:style-name="P3"/>
      <text:p text:style-name="P3">- O chão é lama viva! A área inteira é cercada por “lama movediça”, que pode surgir com uma frequência incomum. Primeiro prendendo suas presas, para depois engolir e afog<text:span text:style-name="T3">á</text:span>-los em lama.</text:p>
      <text:p text:style-name="P3"/>
      <text:p text:style-name="P7"># <text:span text:style-name="T3">Oportunidades</text:span></text:p>
      <text:p text:style-name="P7">- Tomo Ritualístico de Reanimar Cadáveres. Um tomo com uma série de passos que se seguidos podem reviver mortos com uma mínima consciência. Uma vida por outra em igual potência mágica (Exemplo: Humanoide por Humanoide).</text:p>
      <text:p text:style-name="P7"/>
      <text:p text:style-name="P7">- Respeito do mais forte. A vila se manteve sob liderança do mais forte. Superar o mais forte em sua força te tornará o mais forte, abrindo possibilidades antes fechadas a forasteiros.</text:p>
      <text:p text:style-name="P7"><text:soft-page-break/>- Caverna dos Ratos. Um antigo senhor Rato chamado Touille pode levá-lo por túneis a qualquer lugar da península, em troca de comida.<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85a17" officeooo:paragraph-rsid="001a7589"/>
    </style:style>
    <style:style style:name="MT1" style:family="text">
      <style:text-properties officeooo:rsid="001c2f62"/>
    </style:style>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EX 0<text:span text:style-name="MT1">5</text:span>0<text:span text:style-name="MT1">9</text:span> – <text:span text:style-name="MT1">A VILA DO NECROMANTE</text:span> – <text:span text:style-name="MT1">Léo Fenhir</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06T15:50:19.895000000</meta:creation-date>
    <dc:date>2024-10-20T21:47:52.375000000</dc:date>
    <meta:editing-duration>PT22M53S</meta:editing-duration>
    <meta:editing-cycles>4</meta:editing-cycles>
    <meta:generator>LibreOffice/7.0.4.2$Windows_X86_64 LibreOffice_project/dcf040e67528d9187c66b2379df5ea4407429775</meta:generator>
    <meta:document-statistic meta:table-count="0" meta:image-count="0" meta:object-count="0" meta:page-count="2" meta:paragraph-count="8" meta:word-count="268" meta:character-count="1603" meta:non-whitespace-character-count="1339"/>
  </office:meta>
</office:document-meta>
</file>